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97dda" officeooo:paragraph-rsid="00197dda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197dda" officeooo:paragraph-rsid="00197dda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97dda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style="italic"/>
    </style:style>
    <style:style style:name="T4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5" style:family="text">
      <style:text-properties officeooo:rsid="00197dda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97dda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8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caa bdaba</text:p>
      <text:p text:style-name="P5"/>
      <text:p text:style-name="P5"><text:a xlink:type="simple" xlink:href="https://platon.campograndeformacion.com/mod/quiz/view.php?id=26125" text:style-name="Internet_20_link" text:visited-style-name="Visited_20_Internet_20_Link"><text:span text:style-name="T8">MF0951-UF1305. Test de Evaluación Tema 3</text:span></text:a> </text:p>
      <text:h text:style-name="P3" text:outline-level="3">Pregunta 1</text:h>
      <text:section text:style-name="Sect1" text:name="question-991-1">
        <text:p text:style-name="P8">Los tipos de datos que representan la lógica binaria son...</text:p>
        <text:section text:style-name="Sect1" text:name="q991:1_answer0_label">
          <text:p text:style-name="P8"><text:span text:style-name="T1">*a.</text:span>Los datos booleanos</text:p>
        </text:section>
        <text:section text:style-name="Sect1" text:name="q991:1_answer1_label">
          <text:p text:style-name="P9"><text:span text:style-name="T4">b.</text:span>Los datos numéricos</text:p>
        </text:section>
        <text:section text:style-name="Sect1" text:name="q991:1_answer2_label">
          <text:p text:style-name="P9"><text:span text:style-name="T4">c.</text:span>Los datos string</text:p>
        </text:section>
        <text:section text:style-name="Sect1" text:name="q991:1_answer3_label">
          <text:p text:style-name="P9"><text:span text:style-name="T4">d.</text:span>Los datos tipo bits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Los datos tipo bool solo pueden tomar dos valores o o 1, es decir, verdadero o falso.</text:p>
      </text:section>
      <text:section text:style-name="Sect1" text:name="question-991-2">
        <text:h text:style-name="P1" text:outline-level="3"/>
        <text:h text:style-name="P1" text:outline-level="3">Pregunta 2</text:h>
        <text:p text:style-name="P8">El símbolo con el que se representa una igualdad es:</text:p>
        <text:section text:style-name="Sect1" text:name="q991:2_answer0_label">
          <text:p text:style-name="P13"><text:span text:style-name="T7">a.</text:span><text:span text:style-name="T6">=</text:span></text:p>
        </text:section>
        <text:section text:style-name="Sect1" text:name="q991:2_answer1_label">
          <text:p text:style-name="P9"><text:span text:style-name="T5">*</text:span><text:span text:style-name="T4">b.</text:span>==</text:p>
        </text:section>
        <text:section text:style-name="Sect1" text:name="q991:2_answer2_label">
          <text:p text:style-name="P9"><text:span text:style-name="T4">c.</text:span>===</text:p>
        </text:section>
        <text:section text:style-name="Sect1" text:name="q991:2_answer3_label">
          <text:p text:style-name="P9"><text:span text:style-name="T4">d.</text:span>+=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El operador de comparación de igualdad es el doble signo igual ==.</text:p>
      </text:section>
      <text:section text:style-name="Sect1" text:name="question-991-3">
        <text:h text:style-name="P1" text:outline-level="3"/>
        <text:h text:style-name="P1" text:outline-level="3">Pregunta 3</text:h>
        <text:p text:style-name="P8">Los operadores sobre bits son...:</text:p>
        <text:section text:style-name="Sect1" text:name="q991:3_answer0_label">
          <text:p text:style-name="P8"><text:span text:style-name="T1">a.</text:span>AND, OR, NOT, &gt;=, &lt;=</text:p>
        </text:section>
        <text:section text:style-name="Sect1" text:name="q991:3_answer1_label">
          <text:p text:style-name="P9"><text:span text:style-name="T4">b.</text:span>IF, AND, OR, FOR</text:p>
        </text:section>
        <text:section text:style-name="Sect1" text:name="q991:3_answer2_label">
          <text:p text:style-name="P9"><text:span text:style-name="T5">*</text:span><text:span text:style-name="T4">c.</text:span>AND, OR, XOR, NOT, &lt;&lt;,&gt;&gt;</text:p>
        </text:section>
        <text:section text:style-name="Sect1" text:name="q991:3_answer3_label">
          <text:p text:style-name="P9"><text:span text:style-name="T4">d.</text:span>NOT, AND, SWITCH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Estos cuatro operadores son los que permiten tratar los datos en forma de cadena binaria.</text:p>
      </text:section>
      <text:section text:style-name="Sect1" text:name="question-991-4">
        <text:h text:style-name="P1" text:outline-level="3"/>
        <text:h text:style-name="P1" text:outline-level="3">Pregunta 4</text:h>
        <text:p text:style-name="P8">Para representar el OR lógico se utiliza el símbolo...</text:p>
        <text:section text:style-name="Sect1" text:name="q991:4_answer0_label">
          <text:p text:style-name="P9"><text:span text:style-name="T1">*a.</text:span>||</text:p>
        </text:section>
        <text:section text:style-name="Sect1" text:name="q991:4_answer1_label">
          <text:p text:style-name="P9"><text:span text:style-name="T4">b.</text:span>&amp;&amp;</text:p>
        </text:section>
        <text:section text:style-name="Sect1" text:name="q991:4_answer2_label">
          <text:p text:style-name="P9"><text:span text:style-name="T4">c.</text:span>!=</text:p>
        </text:section>
        <text:section text:style-name="Sect1" text:name="q991:4_answer3_label">
          <text:p text:style-name="P9"><text:span text:style-name="T4">d.</text:span>-=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El símbolo II permite operar valores con 0 lógico.</text:p>
      </text:section>
      <text:section text:style-name="Sect1" text:name="question-991-5">
        <text:h text:style-name="P1" text:outline-level="3"/>
        <text:h text:style-name="P2" text:outline-level="3">Pregunta 5</text:h>
        <text:p text:style-name="P8">La sintaxis del operador condicional ternario es...</text:p>
        <text:section text:style-name="Sect1" text:name="q991:5_answer0_label">
          <text:p text:style-name="P8"><text:span text:style-name="T1">*a.</text:span>Condición ¿ expr1:expr2</text:p>
        </text:section>
        <text:section text:style-name="Sect1" text:name="q991:5_answer1_label">
          <text:p text:style-name="P9"><text:span text:style-name="T4">b.</text:span>¿condición expr1:expr2</text:p>
        </text:section>
        <text:section text:style-name="Sect1" text:name="q991:5_answer2_label">
          <text:p text:style-name="P9"><text:span text:style-name="T4">c.</text:span>Expr1:expr2:expr3 = condición</text:p>
        </text:section>
        <text:section text:style-name="Sect1" text:name="q991:5_answer3_label">
          <text:p text:style-name="P9"><text:span text:style-name="T4">d.</text:span>No existe este tipo de operador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Este es el único operador de JavaScript que tiene tres operandos.</text:p>
      </text:section>
      <text:section text:style-name="Sect1" text:name="question-991-6">
        <text:h text:style-name="P1" text:outline-level="3"/>
        <text:h text:style-name="P1" text:outline-level="3">Pregunta 6</text:h>
        <text:p text:style-name="P8">La sentencia <text:span text:style-name="T3">return </text:span>se utiliza para...</text:p>
        <text:section text:style-name="Sect1" text:name="q991:6_answer0_label">
          <text:p text:style-name="P8"><text:span text:style-name="T1">a.</text:span>Para retornar el flujo del programa a la instrucción principal de un bucle</text:p>
        </text:section>
        <text:section text:style-name="Sect1" text:name="q991:6_answer1_label">
          <text:p text:style-name="P9"><text:span text:style-name="T5">*</text:span><text:span text:style-name="T4">b.</text:span>Devolver datos desde la función al programa que ha llamado dicha función</text:p>
        </text:section>
        <text:section text:style-name="Sect1" text:name="q991:6_answer2_label">
          <text:p text:style-name="P9"><text:span text:style-name="T4">c.</text:span><text:span text:style-name="T3">Return </text:span>solo se utiliza para retornar valores numéricos en una operación aritmética</text:p>
        </text:section>
        <text:section text:style-name="Sect1" text:name="q991:6_answer3_label">
          <text:p text:style-name="P9"><text:span text:style-name="T4">d.</text:span>Esta sentencia cambia el flujo del programa a la línea que le ordene return [nº línea]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 <text:span text:style-name="T3">Return </text:span>nos devuelve un dato desde la función al programa principal.</text:p>
      </text:section>
      <text:section text:style-name="Sect1" text:name="question-991-7">
        <text:h text:style-name="P1" text:outline-level="3"/>
        <text:h text:style-name="P1" text:outline-level="3">Pregunta 7</text:h>
        <text:p text:style-name="P8">La sintaxis para crear una función es...</text:p>
        <text:section text:style-name="Sect1" text:name="q991:7_answer0_label">
          <text:p text:style-name="P8"><text:span text:style-name="T1">a.</text:span>nombreFuncion = {instrucciones}</text:p>
        </text:section>
        <text:section text:style-name="Sect1" text:name="q991:7_answer1_label">
          <text:p text:style-name="P9"><text:span text:style-name="T4">b.</text:span>function nombreFuncion {instrucciones}</text:p>
        </text:section>
        <text:section text:style-name="Sect1" text:name="q991:7_answer2_label">
          <text:p text:style-name="P9"><text:span text:style-name="T4">c.</text:span>function nombreFuncion()={instrucciones}</text:p>
        </text:section>
        <text:section text:style-name="Sect1" text:name="q991:7_answer3_label">
          <text:p text:style-name="P9"><text:span text:style-name="T5">*</text:span><text:span text:style-name="T4">d.</text:span>Function nombreFuncion (){ instrucciones}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Para crear una función deberemos darle un nombre y encerrar la instrucciones entre llaves.</text:p>
      </text:section>
      <text:section text:style-name="Sect1" text:name="question-991-8">
        <text:h text:style-name="P1" text:outline-level="3"/>
        <text:h text:style-name="P1" text:outline-level="3">Pregunta 8</text:h>
        <text:p text:style-name="P8">Si necesita hacer un bucle donde conozca el número de iteraciones que tiene que dar el bucle, utilice la estructura...</text:p>
        <text:section text:style-name="Sect1" text:name="q991:8_answer0_label">
          <text:p text:style-name="P8"><text:span text:style-name="T1">*a.</text:span>FOR</text:p>
        </text:section>
        <text:section text:style-name="Sect1" text:name="q991:8_answer1_label">
          <text:p text:style-name="P9"><text:span text:style-name="T4">b.</text:span>WHILE</text:p>
        </text:section>
        <text:section text:style-name="Sect1" text:name="q991:8_answer2_label">
          <text:p text:style-name="P9"><text:span text:style-name="T4">c.</text:span>DO WHILE</text:p>
        </text:section>
        <text:section text:style-name="Sect1" text:name="q991:8_answer3_label">
          <text:p text:style-name="P9"><text:span text:style-name="T4">d.</text:span>SWITCH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En el bucle FOR debe saber exactamente cuántas iteraciones debe hacer.</text:p>
      </text:section>
      <text:section text:style-name="Sect1" text:name="question-991-9">
        <text:h text:style-name="P1" text:outline-level="3"/>
        <text:h text:style-name="P2" text:outline-level="3">Pregunta 9</text:h>
        <text:p text:style-name="P8">La estructura de control donde la condición se comprueba al final es...</text:p>
        <text:section text:style-name="Sect1" text:name="q991:9_answer0_label">
          <text:p text:style-name="P8"><text:span text:style-name="T1">a.</text:span>WHILE</text:p>
        </text:section>
        <text:section text:style-name="Sect1" text:name="q991:9_answer1_label">
          <text:p text:style-name="P9"><text:span text:style-name="T5">*</text:span><text:span text:style-name="T4">b.</text:span>DO WHILE</text:p>
        </text:section>
        <text:section text:style-name="Sect1" text:name="q991:9_answer2_label">
          <text:p text:style-name="P9"><text:span text:style-name="T4">c.</text:span>FOR</text:p>
        </text:section>
        <text:section text:style-name="Sect1" text:name="q991:9_answer3_label">
          <text:p text:style-name="P9"><text:span text:style-name="T4">d.</text:span>IF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En la estructura DO WHILE primero se ejecutan las instrucciones que hay en el DO y después se comprueba la condición.</text:p>
      </text:section>
      <text:section text:style-name="Sect1" text:name="question-991-10">
        <text:h text:style-name="P1" text:outline-level="3"/>
        <text:h text:style-name="P1" text:outline-level="3">Pregunta 10</text:h>
        <text:section text:style-name="Sect1" text:name="yui_3_17_2_1_1688420911731_140">
          <text:p text:style-name="P10">La expresión var n=/[a-z]@[a-z].[a-z]/, contiene:</text:p>
          <text:section text:style-name="Sect1" text:name="q991:10_answer0_label">
            <text:p text:style-name="P8"><text:span text:style-name="T1">*a.</text:span>La estructura de un email</text:p>
          </text:section>
          <text:section text:style-name="Sect1" text:name="q991:10_answer1_label">
            <text:p text:style-name="P9"><text:span text:style-name="T4">b.</text:span>La estructura del DNI</text:p>
          </text:section>
          <text:section text:style-name="Sect1" text:name="q991:10_answer2_label">
            <text:p text:style-name="P9"><text:span text:style-name="T4">c.</text:span>La estructura de un número de teléfono</text:p>
          </text:section>
          <text:section text:style-name="Sect1" text:name="q991:10_answer3_label">
            <text:p text:style-name="P9"><text:span text:style-name="T4">d.</text:span>La estructura de un nombre</text:p>
          </text:section>
          <text:section text:style-name="Sect2" text:name="yui_3_17_2_1_1688420911731_139">
            <text:section text:style-name="Sect1" text:name="yui_3_17_2_1_1688420911731_138">
              <text:section text:style-name="Sect1" text:name="yui_3_17_2_1_1688420911731_137">
                <text:p text:style-name="P11"><draw:frame draw:style-name="fr1" draw:name="Marco20" text:anchor-type="char" svg:width="0.041cm" draw:z-index="9"><draw:text-box fo:min-height="0.041cm"><text:h text:style-name="P4" text:outline-level="4">Retroalimentación</text:h></draw:text-box></draw:frame>¡Correcto! Esta expresión de cadena daría <text:span text:style-name="T3">true </text:span>si se escribiera un texto que contenga letras, @ seguida de letras y punto seguido de letras, es decir, contendría la estructura de un email.</text:p>
              </text:section>
            </text:section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23:50:06.763000000</meta:creation-date>
    <dc:date>2023-07-03T23:56:02.663000000</dc:date>
    <meta:editing-duration>PT5M56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82" meta:word-count="439" meta:character-count="2848" meta:non-whitespace-character-count="2490"/>
  </office:meta>
</office:document-meta>
</file>